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14854166666667cm"/>
    </style:style>
    <style:style style:name="co2" style:family="table-column">
      <style:table-column-properties fo:break-before="auto" style:column-width="7.064375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3.22791666666667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5.87375cm"/>
    </style:style>
    <style:style style:name="co11" style:family="table-column">
      <style:table-column-properties fo:break-before="auto" style:column-width="3.889375cm"/>
    </style:style>
    <style:style style:name="co12" style:family="table-column">
      <style:table-column-properties fo:break-before="auto" style:column-width="4.23333333333333cm"/>
    </style:style>
    <style:style style:name="co13" style:family="table-column">
      <style:table-column-properties fo:break-before="auto" style:column-width="2.248958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otas_Debe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1">
            <text:p>Nombre</text:p>
          </table:table-cell>
          <table:table-cell office:value-type="string" table:style-name="ce1">
            <text:p>Apellido(s)</text:p>
          </table:table-cell>
          <table:table-cell office:value-type="string" table:style-name="ce1">
            <text:p>Grupo</text:p>
          </table:table-cell>
          <table:table-cell office:value-type="string" table:style-name="ce1">
            <text:p>Foto</text:p>
          </table:table-cell>
          <table:table-cell office:value-type="string" table:style-name="ce1">
            <text:p>RD1_C1_T1</text:p>
          </table:table-cell>
          <table:table-cell office:value-type="string" table:style-name="ce1">
            <text:p>RD1_C1_T2</text:p>
          </table:table-cell>
          <table:table-cell office:value-type="string" table:style-name="ce1">
            <text:p>RD1_C2_T1</text:p>
          </table:table-cell>
          <table:table-cell office:value-type="string" table:style-name="ce1">
            <text:p>RD1_C2_T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ANNY JAVIER</text:p>
          </table:table-cell>
          <table:table-cell office:value-type="string" table:style-name="ce1">
            <text:p>ALAJO CHICAIZA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44.5" table:style-name="ce1">
            <text:p>44,5</text:p>
          </table:table-cell>
          <table:table-cell office:value-type="float" office:value="31.25" table:style-name="ce1">
            <text:p>31,2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UIS ALFREDO</text:p>
          </table:table-cell>
          <table:table-cell office:value-type="string" table:style-name="ce1">
            <text:p>ALOBUELA CARRILL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8.7" table:style-name="ce1">
            <text:p>48,7</text:p>
          </table:table-cell>
          <table:table-cell office:value-type="float" office:value="50" table:style-name="ce1">
            <text:p>50</text:p>
          </table:table-cell>
          <table:table-cell office:value-type="float" office:value="47.8" table:style-name="ce1">
            <text:p>47,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ABLO ANDRES</text:p>
          </table:table-cell>
          <table:table-cell office:value-type="string" table:style-name="ce1">
            <text:p>BECERRA YANDúN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49.8" table:style-name="ce1">
            <text:p>49,8</text:p>
          </table:table-cell>
          <table:table-cell office:value-type="float" office:value="37.4" table:style-name="ce1">
            <text:p>37,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USTAVO ALEXANDER</text:p>
          </table:table-cell>
          <table:table-cell office:value-type="string" table:style-name="ce1">
            <text:p>BENALCAZAR BENALCAZAR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38.25" table:style-name="ce1">
            <text:p>38,25</text:p>
          </table:table-cell>
          <table:table-cell office:value-type="float" office:value="50" table:style-name="ce1">
            <text:p>50</text:p>
          </table:table-cell>
          <table:table-cell office:value-type="float" office:value="48.6" table:style-name="ce1">
            <text:p>48,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NTHONY RODRIGO</text:p>
          </table:table-cell>
          <table:table-cell office:value-type="string" table:style-name="ce1">
            <text:p>BENAVIDES CARPIO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38.25" table:style-name="ce1">
            <text:p>38,25</text:p>
          </table:table-cell>
          <table:table-cell office:value-type="float" office:value="50" table:style-name="ce1">
            <text:p>50</text:p>
          </table:table-cell>
          <table:table-cell office:value-type="float" office:value="48.6" table:style-name="ce1">
            <text:p>48,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ILLIAM FRANCISCO</text:p>
          </table:table-cell>
          <table:table-cell office:value-type="string" table:style-name="ce1">
            <text:p>CARRIóN MONTOYA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NGEL FABIAN</text:p>
          </table:table-cell>
          <table:table-cell office:value-type="string" table:style-name="ce1">
            <text:p>CHAVEZ LARA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8.5" table:style-name="ce1">
            <text:p>48,5</text:p>
          </table:table-cell>
          <table:table-cell office:value-type="float" office:value="50" table:style-name="ce1">
            <text:p>50</text:p>
          </table:table-cell>
          <table:table-cell office:value-type="float" office:value="48.5" table:style-name="ce1">
            <text:p>48,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ENISSE NICOLE</text:p>
          </table:table-cell>
          <table:table-cell office:value-type="string" table:style-name="ce1">
            <text:p>CORO MUñOZ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1.23" table:style-name="ce1">
            <text:p>41,23</text:p>
          </table:table-cell>
          <table:table-cell office:value-type="float" office:value="47.5" table:style-name="ce1">
            <text:p>47,5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DWIN ISRAEL</text:p>
          </table:table-cell>
          <table:table-cell office:value-type="string" table:style-name="ce1">
            <text:p>HERNáNDEZ ROMERO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47.25" table:style-name="ce1">
            <text:p>47,25</text:p>
          </table:table-cell>
          <table:table-cell office:value-type="float" office:value="47.5" table:style-name="ce1">
            <text:p>47,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NDRES MAURICIO</text:p>
          </table:table-cell>
          <table:table-cell office:value-type="string" table:style-name="ce1">
            <text:p>HUALPA ALDAZ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8.4" table:style-name="ce1">
            <text:p>48,4</text:p>
          </table:table-cell>
          <table:table-cell office:value-type="float" office:value="49" table:style-name="ce1">
            <text:p>49</text:p>
          </table:table-cell>
          <table:table-cell office:value-type="float" office:value="49.9" table:style-name="ce1">
            <text:p>49,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ABRIEL</text:p>
          </table:table-cell>
          <table:table-cell office:value-type="string" table:style-name="ce1">
            <text:p>MIñO VILLAMAR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37.5" table:style-name="ce1">
            <text:p>37,5</text:p>
          </table:table-cell>
          <table:table-cell office:value-type="float" office:value="27" table:style-name="ce1">
            <text:p>2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ELISSA DAYANA</text:p>
          </table:table-cell>
          <table:table-cell office:value-type="string" table:style-name="ce1">
            <text:p>MOLINA SIERRA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.5" table:style-name="ce1">
            <text:p>47,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YLAN ARIEL</text:p>
          </table:table-cell>
          <table:table-cell office:value-type="string" table:style-name="ce1">
            <text:p>MORALES QUISTANCHALA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8.7" table:style-name="ce1">
            <text:p>48,7</text:p>
          </table:table-cell>
          <table:table-cell office:value-type="float" office:value="50" table:style-name="ce1">
            <text:p>50</text:p>
          </table:table-cell>
          <table:table-cell office:value-type="float" office:value="47.8" table:style-name="ce1">
            <text:p>47,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AROL ALEXANDRA</text:p>
          </table:table-cell>
          <table:table-cell office:value-type="string" table:style-name="ce1">
            <text:p>MORENO MEZA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48.5" table:style-name="ce1">
            <text:p>48,5</text:p>
          </table:table-cell>
          <table:table-cell office:value-type="float" office:value="40" table:style-name="ce1">
            <text:p>40</text:p>
          </table:table-cell>
          <table:table-cell office:value-type="float" office:value="35.65" table:style-name="ce1">
            <text:p>35,6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JUAN ESTEBAN</text:p>
          </table:table-cell>
          <table:table-cell office:value-type="string" table:style-name="ce1">
            <text:p>MUñOZ ZURI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ICAELA ANDREA</text:p>
          </table:table-cell>
          <table:table-cell office:value-type="string" table:style-name="ce1">
            <text:p>MUÑOZ GILCES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39.520000000000003" table:style-name="ce1">
            <text:p>39,52</text:p>
          </table:table-cell>
          <table:table-cell office:value-type="float" office:value="46.55" table:style-name="ce1">
            <text:p>46,5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REA ESTEFANIA</text:p>
          </table:table-cell>
          <table:table-cell office:value-type="string" table:style-name="ce1">
            <text:p>NAVAS PIÑOLA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37.5" table:style-name="ce1">
            <text:p>37,5</text:p>
          </table:table-cell>
          <table:table-cell office:value-type="float" office:value="44.9" table:style-name="ce1">
            <text:p>44,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ESLIE ANAHI</text:p>
          </table:table-cell>
          <table:table-cell office:value-type="string" table:style-name="ce1">
            <text:p>PALACIOS MONTALVO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37.5" table:style-name="ce1">
            <text:p>37,5</text:p>
          </table:table-cell>
          <table:table-cell office:value-type="float" office:value="44.9" table:style-name="ce1">
            <text:p>44,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A DANIELA</text:p>
          </table:table-cell>
          <table:table-cell office:value-type="string" table:style-name="ce1">
            <text:p>POZO RIVERA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47.25" table:style-name="ce1">
            <text:p>47,25</text:p>
          </table:table-cell>
          <table:table-cell office:value-type="float" office:value="47.5" table:style-name="ce1">
            <text:p>47,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THIAS RAUL</text:p>
          </table:table-cell>
          <table:table-cell office:value-type="string" table:style-name="ce1">
            <text:p>RIVERA PAREDES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37.5" table:style-name="ce1">
            <text:p>37,5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EVEN ARIEL</text:p>
          </table:table-cell>
          <table:table-cell office:value-type="string" table:style-name="ce1">
            <text:p>ROSERO ROSERO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8.4" table:style-name="ce1">
            <text:p>48,4</text:p>
          </table:table-cell>
          <table:table-cell office:value-type="float" office:value="49" table:style-name="ce1">
            <text:p>49</text:p>
          </table:table-cell>
          <table:table-cell office:value-type="float" office:value="49.9" table:style-name="ce1">
            <text:p>49,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Ué MATEO</text:p>
          </table:table-cell>
          <table:table-cell office:value-type="string" table:style-name="ce1">
            <text:p>TENESACA SANCHéZ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VID SEBASTIAN</text:p>
          </table:table-cell>
          <table:table-cell office:value-type="string" table:style-name="ce1">
            <text:p>VALLEJO BUSTOS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3.75" table:style-name="ce1">
            <text:p>23,75</text:p>
          </table:table-cell>
          <table:table-cell office:value-type="float" office:value="45.2" table:style-name="ce1">
            <text:p>45,2</text:p>
          </table:table-cell>
          <table:table-cell office:value-type="float" office:value="31.25" table:style-name="ce1">
            <text:p>31,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ABRIEL ALEJANDRO</text:p>
          </table:table-cell>
          <table:table-cell office:value-type="string" table:style-name="ce1">
            <text:p>VáSCONEZ AVEIGA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8.5" table:style-name="ce1">
            <text:p>48,5</text:p>
          </table:table-cell>
          <table:table-cell office:value-type="float" office:value="50" table:style-name="ce1">
            <text:p>50</text:p>
          </table:table-cell>
          <table:table-cell office:value-type="float" office:value="48.5" table:style-name="ce1">
            <text:p>48,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IELO AMARILIS</text:p>
          </table:table-cell>
          <table:table-cell office:value-type="string" table:style-name="ce1">
            <text:p>VIZCAINO CHINCHUñA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48.5" table:style-name="ce1">
            <text:p>48,5</text:p>
          </table:table-cell>
          <table:table-cell office:value-type="float" office:value="40" table:style-name="ce1">
            <text:p>40</text:p>
          </table:table-cell>
          <table:table-cell office:value-type="float" office:value="35.65" table:style-name="ce1">
            <text:p>35,65</text:p>
          </table:table-cell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Notas_Colaborativos" table:style-name="ta2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Asistencias_Tutorias" table:style-name="ta1"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16373" table:default-cell-style-name="ce1"/>
        <table:table-column table:style-name="co13" table:number-columns-repeated="7" table:default-cell-style-name="ce1"/>
        <table:table-row table:style-name="ro1">
          <table:table-cell office:value-type="string" table:style-name="ce1">
            <text:p>Nombre</text:p>
          </table:table-cell>
          <table:table-cell office:value-type="string" table:style-name="ce1">
            <text:p>Apellido(s)</text:p>
          </table:table-cell>
          <table:table-cell office:value-type="string" table:style-name="ce1">
            <text:p>Asistencia Tutoria 1</text:p>
          </table:table-cell>
          <table:table-cell office:value-type="string" table:style-name="ce1">
            <text:p>Asistencia Tutoria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NY JAVIER</text:p>
          </table:table-cell>
          <table:table-cell office:value-type="string" table:style-name="ce1">
            <text:p>ALAJO CHICAI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UIS ALFREDO</text:p>
          </table:table-cell>
          <table:table-cell office:value-type="string" table:style-name="ce1">
            <text:p>ALOBUELA CARRILL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BLO ANDRES</text:p>
          </table:table-cell>
          <table:table-cell office:value-type="string" table:style-name="ce1">
            <text:p>BECERRA YANDú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USTAVO ALEXANDER</text:p>
          </table:table-cell>
          <table:table-cell office:value-type="string" table:style-name="ce1">
            <text:p>BENALCAZAR BENALCAZ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THONY RODRIGO</text:p>
          </table:table-cell>
          <table:table-cell office:value-type="string" table:style-name="ce1">
            <text:p>BENAVIDES CARPI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ILLIAM FRANCISCO</text:p>
          </table:table-cell>
          <table:table-cell office:value-type="string" table:style-name="ce1">
            <text:p>CARRIóN MONTOY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GEL FABIAN</text:p>
          </table:table-cell>
          <table:table-cell office:value-type="string" table:style-name="ce1">
            <text:p>CHAVEZ LAR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NISSE NICOLE</text:p>
          </table:table-cell>
          <table:table-cell office:value-type="string" table:style-name="ce1">
            <text:p>CORO MUñOZ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DWIN ISRAEL</text:p>
          </table:table-cell>
          <table:table-cell office:value-type="string" table:style-name="ce1">
            <text:p>HERNáNDEZ ROMER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DRES MAURICIO</text:p>
          </table:table-cell>
          <table:table-cell office:value-type="string" table:style-name="ce1">
            <text:p>HUALPA ALDAZ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ABRIEL</text:p>
          </table:table-cell>
          <table:table-cell office:value-type="string" table:style-name="ce1">
            <text:p>MIñO VILLAM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ELISSA DAYANA</text:p>
          </table:table-cell>
          <table:table-cell office:value-type="string" table:style-name="ce1">
            <text:p>MOLINA SIERR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YLAN ARIEL</text:p>
          </table:table-cell>
          <table:table-cell office:value-type="string" table:style-name="ce1">
            <text:p>MORALES QUISTANCHALA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KAROL ALEXANDRA</text:p>
          </table:table-cell>
          <table:table-cell office:value-type="string" table:style-name="ce1">
            <text:p>MORENO MEZ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UAN ESTEBAN</text:p>
          </table:table-cell>
          <table:table-cell office:value-type="string" table:style-name="ce1">
            <text:p>MUñOZ ZURI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ICAELA ANDREA</text:p>
          </table:table-cell>
          <table:table-cell office:value-type="string" table:style-name="ce1">
            <text:p>MUÑOZ GILCES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NDREA ESTEFANIA</text:p>
          </table:table-cell>
          <table:table-cell office:value-type="string" table:style-name="ce1">
            <text:p>NAVAS PIÑO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SLIE ANAHI</text:p>
          </table:table-cell>
          <table:table-cell office:value-type="string" table:style-name="ce1">
            <text:p>PALACIOS MONTALV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ULA DANIELA</text:p>
          </table:table-cell>
          <table:table-cell office:value-type="string" table:style-name="ce1">
            <text:p>POZO RIVER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THIAS RAUL</text:p>
          </table:table-cell>
          <table:table-cell office:value-type="string" table:style-name="ce1">
            <text:p>RIVERA PARED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EVEN ARIEL</text:p>
          </table:table-cell>
          <table:table-cell office:value-type="string" table:style-name="ce1">
            <text:p>ROSERO ROSERO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JOSUé MATEO</text:p>
          </table:table-cell>
          <table:table-cell office:value-type="string" table:style-name="ce1">
            <text:p>TENESACA SANCHé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VID SEBASTIAN</text:p>
          </table:table-cell>
          <table:table-cell office:value-type="string" table:style-name="ce1">
            <text:p>VALLEJO BUSTO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ABRIEL ALEJANDRO</text:p>
          </table:table-cell>
          <table:table-cell office:value-type="string" table:style-name="ce1">
            <text:p>VáSCONEZ AVEIGA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IELO AMARILIS</text:p>
          </table:table-cell>
          <table:table-cell office:value-type="string" table:style-name="ce1">
            <text:p>VIZCAINO CHINCHUñA</text:p>
          </table:table-cell>
          <table:table-cell table:number-columns-repeated="16382" table:style-name="ce1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dc:title/>
    <dc:description/>
    <dc:subject/>
    <meta:initial-creator>JORGE ALEJANDRO ALARCóN MENA</meta:initial-creator>
    <dc:creator>alfonso chafla</dc:creator>
    <meta:creation-date>2024-03-12T12:21:32Z</meta:creation-date>
    <dc:date>2024-04-07T23:45:08Z</dc:date>
    <meta:editing-cycles>2</meta:editing-cycles>
    <meta:editing-duration>PT249S</meta:editing-duration>
  </office:meta>
</office:document-meta>
</file>